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WWNum2"/>
    <style:style style:name="P2" style:family="paragraph" style:parent-style-name="Standard" style:list-style-name="WWNum3"/>
    <style:style style:name="P3" style:family="paragraph" style:parent-style-name="Standard">
      <style:text-properties style:font-name="Times New Roman" style:font-name-asian="Times New Roman1" style:language-asian="ru" style:country-asian="RU" style:font-name-complex="Times New Roman1"/>
    </style:style>
    <style:style style:name="P4" style:family="paragraph" style:parent-style-name="Standard" style:list-style-name="WWNum4"/>
    <style:style style:name="P5" style:family="paragraph" style:parent-style-name="Standard" style:list-style-name="WWNum5"/>
    <style:style style:name="P6" style:family="paragraph" style:parent-style-name="Standard" style:list-style-name="WWNum6"/>
    <style:style style:name="P7" style:family="paragraph" style:parent-style-name="Standard" style:list-style-name="WWNum1" style:master-page-name="Standard">
      <style:paragraph-properties style:page-number="auto"/>
    </style:style>
    <style:style style:name="T1" style:family="text">
      <style:text-properties fo:color="#000000" style:font-name="Arial1" fo:font-size="11pt" style:font-size-asian="11pt" style:language-asian="ru" style:country-asian="RU" style:font-name-complex="Arial2" style:font-size-complex="11pt"/>
    </style:style>
    <style:style style:name="T2" style:family="text">
      <style:text-properties fo:color="#000000" style:font-name="Arial1" fo:font-size="11pt" fo:font-weight="bold" style:font-size-asian="11pt" style:language-asian="ru" style:country-asian="RU" style:font-weight-asian="bold" style:font-name-complex="Arial2" style:font-size-complex="11pt" style:font-weight-complex="bold"/>
    </style:style>
    <style:style style:name="T3" style:family="text">
      <style:text-properties fo:color="#ff0000" style:font-name="Arial1" fo:font-size="11pt" style:font-size-asian="11pt" style:language-asian="ru" style:country-asian="RU" style:font-name-complex="Arial2" style:font-size-complex="11pt"/>
    </style:style>
    <style:style style:name="T4" style:family="text">
      <style:text-properties style:font-name="Times New Roman" style:language-asian="ru" style:country-asian="RU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0016270762844729" text:style-name="WWNum1">
        <text:list-item>
          <text:p text:style-name="P7"><text:span text:style-name="T2">Кейс 2</text:span></text:p>
        </text:list-item>
      </text:list>
      <text:p text:style-name="Standard"><text:span text:style-name="T3">Иконка</text:span><text:span text:style-name="T1"> Консервативная стратегия</text:span></text:p>
      <text:p text:style-name="Standard"><text:span text:style-name="T1">Клиент планировал вложить средства в недвижимость на территории США, чтобы получать рентный доход в валюте. От покупки его удерживали невысокая ликвидность активов и проблемы технического обслуживания, поэтому он хотел рассмотреть альтернативные варианты вложений.</text:span></text:p>
      <text:p text:style-name="Standard"><text:span text:style-name="T2">Мои рекомендации:</text:span></text:p>
      <text:list xml:id="list3189644651021662889" text:style-name="WWNum2">
        <text:list-item>
          <text:p text:style-name="P1"><text:span text:style-name="T1">Купить ETF на облигации с выплатой купонного дохода и ETF на дивидендные акции американских компаний.</text:span></text:p>
        </text:list-item>
        <text:list-item>
          <text:p text:style-name="P1"><text:span text:style-name="T1">Разместить часть средств в REIT.</text:span></text:p>
        </text:list-item>
      </text:list>
      <text:p text:style-name="Standard"><text:span text:style-name="T2">Доходность:</text:span></text:p>
      <text:list xml:id="list4445237086638263582" text:style-name="WWNum3">
        <text:list-item>
          <text:p text:style-name="P2"><text:span text:style-name="T1">Клиент получает выплату дивидендов около 3% ежегодно;</text:span></text:p>
        </text:list-item>
        <text:list-item>
          <text:p text:style-name="P2"><text:span text:style-name="T1">С 2017 года прирост стоимости портфеля составил более 15% в долларах США.</text:span></text:p>
        </text:list-item>
      </text:list>
      <text:p text:style-name="P3"/>
      <text:list xml:id="list2824854656095261707" text:style-name="WWNum4">
        <text:list-item>
          <text:p text:style-name="P4"><text:span text:style-name="T2">Кейс 3</text:span></text:p>
        </text:list-item>
      </text:list>
      <text:p text:style-name="Standard"><text:span text:style-name="T3">Иконка</text:span><text:span text:style-name="T1"> Умеренная стратегия</text:span></text:p>
      <text:p text:style-name="Standard"><text:span text:style-name="T1">Клиент хотел сформировать часть портфеля в российских активах со среднесрочным горизонтом инвестирования 3-6 лет, желаемой доходностью от 10% годовых и умеренным риском.</text:span></text:p>
      <text:p text:style-name="Standard"><text:span text:style-name="T2">Мои рекомендации:</text:span></text:p>
      <text:list xml:id="list3165808192909001424" text:style-name="WWNum5">
        <text:list-item>
          <text:p text:style-name="P5"><text:span text:style-name="T1">Купить ОФЗ с помощью ИИС типа А. За счет налогового вычета, который предусмотрен ИИС, доходность приближена к целевому показателю, при этом риск остается минимальным.</text:span></text:p>
        </text:list-item>
        <text:list-item>
          <text:p text:style-name="P5"><text:span text:style-name="T1">Докупать в портфель на протяжении полугода разные дивидендные акции со среднегодовыми темпами (CAGR) роста дивидендов не менее 10% и одновременно исторической дивидендной доходностью за последние 2 года не менее 10%.</text:span></text:p>
        </text:list-item>
        <text:list-item>
          <text:p text:style-name="P5"><text:span text:style-name="T1">Купить ETF на еврооблигации российских эмитентов.</text:span></text:p>
        </text:list-item>
      </text:list>
      <text:p text:style-name="Standard"><text:span text:style-name="T2">Доходность:</text:span></text:p>
      <text:list xml:id="list9068871655696131751" text:style-name="WWNum6">
        <text:list-item>
          <text:p text:style-name="P6"><text:span text:style-name="T1">Клиент получает доход наличными около 10% в год;</text:span></text:p>
        </text:list-item>
        <text:list-item>
          <text:p text:style-name="P6"><text:span text:style-name="T1">С 2018 года прирост стоимости портфеля составил 25%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ru" fo:country="RU" style:font-name-asian="SimSun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/>
      <style:text-properties style:font-name="Times New Roman" style:language-asian="ru" style:country-asian="RU" style:font-name-complex="Times New Roman1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пользователь Microsoft Office</meta:initial-creator>
    <dc:creator>пользователь Microsoft Office</dc:creator>
    <meta:editing-cycles>1</meta:editing-cycles>
    <meta:creation-date>2020-02-28T17:28:00</meta:creation-date>
    <dc:date>2020-02-28T17:29:00</dc:date>
    <meta:editing-duration>PT1S</meta:editing-duration>
    <meta:generator>OpenOffice/4.1.7$Win32 OpenOffice.org_project/417m1$Build-9800</meta:generator>
    <meta:document-statistic meta:table-count="0" meta:image-count="0" meta:object-count="0" meta:page-count="1" meta:paragraph-count="19" meta:word-count="197" meta:character-count="136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